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font-name="courier" fo:font-size="9.75pt" fo:letter-spacing="normal" fo:font-style="normal" fo:font-weight="normal" officeooo:rsid="0011e824" officeooo:paragraph-rsid="0011e824"/>
    </style:style>
    <style:style style:name="P3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font-name="courier" fo:font-size="9.75pt" fo:letter-spacing="normal" fo:font-style="normal" fo:font-weight="normal" officeooo:rsid="00120660" officeooo:paragraph-rsid="00120660"/>
    </style:style>
    <style:style style:name="P4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officeooo:paragraph-rsid="0011e824"/>
    </style:style>
    <style:style style:name="T1" style:family="text">
      <style:text-properties officeooo:rsid="00113e8c"/>
    </style:style>
    <style:style style:name="T2" style:family="text">
      <style:text-properties officeooo:rsid="0011e824"/>
    </style:style>
    <style:style style:name="T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 officeooo:rsid="0011e824"/>
    </style:style>
    <style:style style:name="T5" style:family="text">
      <style:text-properties fo:font-variant="normal" fo:text-transform="none" fo:color="#333333" style:text-line-through-style="solid" style:text-line-through-type="single" style:font-name="courier" fo:font-size="9.75pt" fo:letter-spacing="normal" fo:font-style="normal" fo:font-weight="normal"/>
    </style:style>
    <style:style style:name="T6" style:family="text">
      <style:text-properties fo:font-variant="normal" fo:text-transform="none" fo:color="#333333" style:text-line-through-style="none" style:text-line-through-type="none" style:font-name="courier" fo:font-size="9.75pt" fo:letter-spacing="normal" fo:font-style="normal" fo:font-weight="normal"/>
    </style:style>
    <style:style style:name="T7" style:family="text">
      <style:text-properties fo:font-variant="normal" fo:text-transform="none" fo:color="#333333" style:text-line-through-style="none" style:text-line-through-type="none" style:font-name="courier" fo:font-size="9.75pt" fo:letter-spacing="normal" fo:font-style="normal" fo:font-weight="normal" officeooo:rsid="0011e824"/>
    </style:style>
    <style:style style:name="T8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</text:span>catkin_create_pkg <text:span text:style-name="T1">iracv</text:span> std_msgs rospy roscpp</text:p>
      <text:p text:style-name="P1">$ cd ~/catkin_ws</text:p>
      <text:p text:style-name="P2">cd src</text:p>
      <text:p text:style-name="P4"><text:span text:style-name="T4">git clone ‘-’b ros-noetic https://github.com/aniskoubaa/ros_essentials_cpp.git</text:span><text:span text:style-name="T7"> </text:span></text:p>
      <text:p text:style-name="P2"><text:span text:style-name="T8">$ catkin_make</text:span></text:p>
      <text:p text:style-name="P2"><text:span text:style-name="T8">source devel/setup.bash</text:span></text:p>
      <text:p text:style-name="P3"><text:span text:style-name="T8">new terminal:<text:line-break/>sudo apt install python-is-python3</text:span></text:p>
      <text:p text:style-name="P3"><text:span text:style-name="T8">To test: python</text:span></text:p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22:21:12.203315275</meta:creation-date>
    <dc:date>2022-11-08T22:54:57.207116529</dc:date>
    <meta:editing-duration>PT3M4S</meta:editing-duration>
    <meta:editing-cycles>1</meta:editing-cycles>
    <meta:document-statistic meta:table-count="0" meta:image-count="0" meta:object-count="0" meta:page-count="1" meta:paragraph-count="8" meta:word-count="28" meta:character-count="246" meta:non-whitespace-character-count="225"/>
    <meta:generator>LibreOffice/6.4.7.2$Linux_X86_64 LibreOffice_project/40$Build-2</meta:generator>
  </office:meta>
</office:document-meta>
</file>